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f4f" officeooo:paragraph-rsid="001d1f4f"/>
    </style:style>
    <style:style style:name="P2" style:family="paragraph" style:parent-style-name="Standard">
      <style:text-properties officeooo:rsid="001e2aa5" officeooo:paragraph-rsid="001e2aa5"/>
    </style:style>
    <style:style style:name="P3" style:family="paragraph" style:parent-style-name="Standard">
      <style:text-properties officeooo:rsid="001f597b" officeooo:paragraph-rsid="001f597b"/>
    </style:style>
    <style:style style:name="P4" style:family="paragraph" style:parent-style-name="Standard">
      <style:text-properties officeooo:rsid="0020621b" officeooo:paragraph-rsid="0020621b"/>
    </style:style>
    <style:style style:name="T1" style:family="text">
      <style:text-properties officeooo:rsid="001e2aa5"/>
    </style:style>
    <style:style style:name="T2" style:family="text">
      <style:text-properties officeooo:rsid="001f5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</text:p>
      <text:p text:style-name="P1"/>
      <text:p text:style-name="P1">Why was there a fail in 15 and 25?</text:p>
      <text:p text:style-name="P1">- <text:span text:style-name="T1">A</text:span>t clock 15 and 25, the DOUT is uninitialized, so the assertion fails.</text:p>
      <text:p text:style-name="P1"/>
      <text:p text:style-name="P2">Task 2</text:p>
      <text:p text:style-name="P2"/>
      <text:p text:style-name="P2">Why was there a fail in 45, 185, 195?</text:p>
      <text:p text:style-name="P2">- In all the three cases, the cnt_enb is low, <text:span text:style-name="T2">i.e. count is disabled,</text:span> which means that there would be no increment in DOUT. But from the log file we can see that the value ou DOUT changes even when the cnt_enb is low. So, the result fails.</text:p>
      <text:p text:style-name="P2"/>
      <text:p text:style-name="P3">Task 3</text:p>
      <text:p text:style-name="P3"/>
      <text:p text:style-name="P4">Why was there a fail in 95, 105, 115, 125, 135, 145, 155, 168, 175and 225, 235, 245, 255, 265, 275, 285, 295, 305, 315, 325?</text:p>
      <text:p text:style-name="P4">- In the above cases, we can see that DOUT is counting down irrespective of up-down count is high or low. This doesn’t verify the condition for de-assertion set in the program for which the de-assertion fails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2:15:15.726790563</meta:creation-date>
    <dc:date>2018-01-29T12:44:36.406737337</dc:date>
    <meta:editing-duration>PT19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9" meta:character-count="733" meta:non-whitespace-character-count="593"/>
  </office:meta>
</office:document-meta>
</file>